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co2" style:family="table-column">
      <style:table-column-properties fo:break-before="auto" style:column-width="27.6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153.44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59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ff"/>
    </style:style>
    <style:style style:name="ce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d32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0000"/>
    </style:style>
    <style:style style:name="ce6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950e"/>
    </style:style>
    <style:style style:name="ce7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8000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804c19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ffff"/>
    </style:style>
    <style:style style:name="ce10" style:family="table-cell" style:parent-style-name="Default">
      <style:table-cell-properties fo:background-color="transparent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2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edo</text:p>
          </table:table-cell>
          <table:table-cell table:style-name="ce1" office:value-type="string" calcext:value-type="string">
            <text:p>edon</text:p>
          </table:table-cell>
          <table:table-cell table:style-name="ce1" office:value-type="string" calcext:value-type="string">
            <text:p>disn</text:p>
          </table:table-cell>
          <table:table-cell table:style-name="ce1" office:value-type="string" calcext:value-type="string">
            <text:p>cab</text:p>
          </table:table-cell>
          <table:table-cell table:style-name="ce1" office:value-type="string" calcext:value-type="string">
            <text:p>win06</text:p>
          </table:table-cell>
          <table:table-cell table:style-name="ce1" office:value-type="string" calcext:value-type="string">
            <text:p>win09</text:p>
          </table:table-cell>
          <table:table-cell table:style-name="ce1" office:value-type="string" calcext:value-type="string">
            <text:p>win12</text:p>
          </table:table-cell>
          <table:table-cell table:style-name="ce1" office:value-type="string" calcext:value-type="string">
            <text:p>win15</text:p>
          </table:table-cell>
          <table:table-cell table:style-name="ce10" office:value-type="string" calcext:value-type="string">
            <text:p>not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esús Marí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 office:value-type="string" calcext:value-type="string">
            <text:p>2015 extraord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guascaliente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guascalientes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Ensenad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ijuan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ulegé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La Paz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ampech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Carmen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iedras Negra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an Pedr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Monclov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Saltill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orreó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orreó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Salt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olim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Manzan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alenque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Bochil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Ocosingo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Ocozocoaut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Cristóbal de las Casas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uxtla Gutiérrez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p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onalá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omitán de Domínguez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Tuxtla Gutiérrez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Villaflore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Huixtla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Tapachula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Juárez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Delicia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hihuahu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auhtémoc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ua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hihuahu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Hidalgo del Parral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zcapotz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lal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uauhtémo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f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Venustiano Carranz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iguel Hidalgo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Venustiano Carranz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uauhtémo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Iztac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Tlalpa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Benito Juárez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Alvaro Obregó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Alvaro Obregó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Xochimi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Coyoacá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 Coyoacá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 La Magdalena Contreras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 Tláhua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Durang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Gómez Palaci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Guadalupe Victori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Durango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Luis de la Paz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llende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León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najuat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León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León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San Francisco del Rincón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Salamanc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Irapuat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Uriangat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gua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énjamo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elay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Valle de Santiag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Acámbar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ungarabat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Igua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José Azuet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Acapu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lapa de Comonfort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hilapa de Alva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hilpancing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Ayutla de los Libres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Acapu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Huejutla de Reyes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Ixmiquilpa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cto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ulancing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ul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achuc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epeapulco</text:p>
          </table:table-cell>
          <table:table-cell table:style-name="ce4" office:value-type="string" calcext:value-type="string">
            <text:p>prd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Tequi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Lagos de Moren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epatitlán de Morelos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Zapop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uerto Vallart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Zapo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onalá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Zapopan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Tlajomul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jal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Guadalajar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La Barc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Tlaquepaque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Jocotepec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Autlán de Navarr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Zapotlán El Grande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ilotepec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oloyuc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tlacomulc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Nicolás Romero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eotihuac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oaca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autitlán Izcalli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ultitl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Ixtlahua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Ixtapaluca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Atizapá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ex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Tlalnepantl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Huixquilucan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Tlalnepan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Naucal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Naucal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Valle de Brav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 Naucalpa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 Chimalhuacá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 Toluc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 Metepec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 Zumpango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 Valle de Chalco Solidarida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 Chalco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 Toluc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 Tenancingo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 Tejupil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 Cuautitl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 Texco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 La Paz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 Zinacantepec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Lázaro Cárdena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Puruándi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itácua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iquilpan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Zamor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Hidalg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Zacapu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Moreli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Uruapa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oreli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átzcua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Apatzingá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uernavac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iu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uau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ojutl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Yautepe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9" office:value-type="string" calcext:value-type="string">
            <text:p>panal</text:p>
          </table:table-cell>
          <table:table-cell table:style-name="ce1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tiago Ixcuintl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pi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omposte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ta Catarin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poda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General Escobed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San Nicolás de los Garz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Monterrey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Monterrey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onterrey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Guadalupe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Linares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onterrey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Guadalupe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adereyta Jiménez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Juan Bautista Tux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otitlán de Flores Magón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Huajuapan de Leó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lacolu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to Domingo Tehuan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Heroica Ciudad de Tlaxia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Juchitán de Zaragoz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Oaxaca de Juá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Santa Lucía del Camin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iahuatlán de Porfirio Día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Santiago Pinotepa Naciona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Huauchinang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Zaca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eziu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Zacapoaxtl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Martín Texmeluc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epeac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halchicomula de Sesm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San Pedro Cholu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Atlix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Izúcar de Matamoros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Tehuac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Ajalpa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adereyta de Montes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an Juan del Rí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Queréta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Queréta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olidaridad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Othón P. Blan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Benito Juá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atehua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oledad de Graciano Sánchez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Rioverde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Ciudad Valle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Luis Potosí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San Luis Potosí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amazunchale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El Fuert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home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Salvador Alvarad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sav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Culiacá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2" office:value-type="string" calcext:value-type="string">
            <text:p>indep</text:p>
          </table:table-cell>
          <table:table-cell table:style-name="ce1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Mazatlá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liacá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Maza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Luis Río Colorad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Nogale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Hermos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ymas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Hermos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ajeme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Navojo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acuspan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Cárdenas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omalc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Cent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araís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entr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Nuevo Lared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Reynos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Río Brav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Matamoro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Victori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El Mante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iudad Made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ampi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Apizac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laxca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acatelco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ánu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antoyu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uxpan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Veracruz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oza Rica de Hidalg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apan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artínez de la Torre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Xalap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Coatepec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Xalap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Coatzacoalcos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Veracruz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Huatus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Minatitlá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Orizab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Córdob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Cosamaloap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Zongoli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San Andrés Tuxt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Acayuc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Cosoleacaque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Valladolid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Progres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Mérid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Mérid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icul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Fresnill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erez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acateca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dalupe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 table:number-rows-repeated="10482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I3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/00/0000</text:date>, <text:time style:data-style-name="N2" text:time-value="10:07:06.72260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21T11:15:19.433891129</dc:date>
    <meta:editing-duration>PT3H8M3S</meta:editing-duration>
    <meta:editing-cycles>7</meta:editing-cycles>
    <meta:document-statistic meta:table-count="1" meta:cell-count="2711" meta:object-count="0"/>
  </office:meta>
</office:document-meta>
</file>